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00"/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default-cell-style-name="ce14"/>
        <table:table-column table:style-name="co1" table:number-columns-repeated="2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2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1</text:p>
          </table:table-cell>
          <table:table-cell office:value-type="string" calcext:value-type="string">
            <text:p>Misc 2/IMG_9580</text:p>
          </table:table-cell>
          <table:table-cell table:style-name="ce44" table:formula="of:=HYPERLINK([.P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 office:value-type="float" office:value="100" calcext:value-type="float">
            <text:p>10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 office:value-type="float" office:value="50" calcext:value-type="float">
            <text:p>5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M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 office:value-type="string" calcext:value-type="string">
            <text:p>3/4K 1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9.1K 1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5K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7400 SERIE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6 PIN IDC CONNECT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M 1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float" office:value="500" calcext:value-type="float">
            <text:p>50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4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CRYSTALS + OSCILLATO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4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6.65KΩ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METAL FILM 2.2K 1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4000 SERIE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8 PIN SOCKET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CD74HCT373 OCTAL D LATCH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MICRO 104YM UHF XMIT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SPDT Momentary Toggl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5V RELAY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VARIOUS DISPLAY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BARREL CONNECTO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CS8120 8ND 300mA Regulat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MAX713 NiCd Charg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REED RELAY Mercury Wette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TLC4652 Chopper OPAMP Stabilize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PCF8582 256 Byte EEPROM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VARIOUS RELAY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Default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1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LT1934 &amp; DUAL RS232 XCV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2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3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JST CONNECTO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4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2.1 mm DC BARREL JACK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5</text:p>
          </table:table-cell>
          <table:table-cell office:value-type="string" calcext:value-type="string">
            <text:p>Misc 2/IMG_9580</text:p>
          </table:table-cell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3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style-name="ce47"/>
          <table:table-cell table:style-name="Default"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47832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06:39:24.796695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8:53:12</meta:creation-date>
    <dc:language>en-US</dc:language>
    <dc:date>2026-02-24T06:46:53.266758966</dc:date>
    <meta:editing-cycles>36</meta:editing-cycles>
    <meta:editing-duration>P2DT13H12M53S</meta:editing-duration>
    <meta:generator>LibreOffice/25.8.4.2$Linux_X86_64 LibreOffice_project/0366609b1de41a39e1896ae41e33c673f2a73802</meta:generator>
    <meta:document-statistic meta:table-count="1" meta:cell-count="202" meta:object-count="0"/>
    <meta:user-defined meta:name="AppVersion">15.0000</meta:user-defined>
  </office:meta>
</office:document-meta>
</file>